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v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ga Dragel</meta:initial-creator>
    <meta:creation-date>2018-01-19T16:42:20</meta:creation-date>
    <meta:document-statistic meta:table-count="0" meta:image-count="0" meta:object-count="0" meta:page-count="1" meta:paragraph-count="1" meta:word-count="1" meta:character-count="6"/>
    <dc:date>2018-01-19T16:42:57</dc:date>
    <dc:creator>Olga Dragel</dc:creator>
    <meta:editing-duration>PT42S</meta:editing-duration>
    <meta:editing-cycles>1</meta:editing-cycles>
    <meta:generator>OpenOffice/4.1.5$Unix OpenOffice.org_project/415m1$Build-9789</meta:generator>
  </office:meta>
</office:document-meta>
</file>